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129.66pt"/>
    </style:style>
    <style:style style:name="co5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7" table:default-cell-style-name="Default"/>
        <table:table-row table:style-name="ro1" table:number-rows-repeated="6">
          <table:table-cell table:number-columns-repeated="51"/>
        </table:table-row>
        <table:table-row table:style-name="ro1">
          <table:table-cell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-1997" calcext:value-type="float">
            <text:p>-19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3000" calcext:value-type="float">
            <text:p>-3000</text:p>
          </table:table-cell>
          <table:table-cell office:value-type="float" office:value="-3995" calcext:value-type="float">
            <text:p>-3995</text:p>
          </table:table-cell>
          <table:table-cell office:value-type="float" office:value="-11983" calcext:value-type="float">
            <text:p>-11983</text:p>
          </table:table-cell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office:value-type="float" office:value="-100000" calcext:value-type="float">
            <text:p>-1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00000" calcext:value-type="float">
            <text:p>-100000</text:p>
          </table:table-cell>
          <table:table-cell table:number-columns-repeated="10"/>
        </table:table-row>
        <table:table-row table:style-name="ro1" table:number-rows-repeated="5">
          <table:table-cell table:number-columns-repeated="51"/>
        </table:table-row>
        <table:table-row table:style-name="ro1">
          <table:table-cell table:number-columns-repeated="8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0_Kbits</text:p>
          </table:table-cell>
          <table:table-cell table:number-columns-repeated="13" office:value-type="float" office:value="10" calcext:value-type="float">
            <text:p>10</text:p>
          </table:table-cell>
          <table:table-cell office:value-type="float" office:value="-10000" calcext:value-type="float">
            <text:p>-1000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-10000" calcext:value-type="float">
            <text:p>-100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-10000" calcext:value-type="float">
            <text:p>-10000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2" office:value-type="float" office:value="-10000" calcext:value-type="float">
            <text:p>-10000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table:number-columns-repeated="8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0_Kb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97" calcext:value-type="float">
            <text:p>-1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0" calcext:value-type="float">
            <text:p>-2000</text:p>
          </table:table-cell>
          <table:table-cell office:value-type="float" office:value="-10000" calcext:value-type="float">
            <text:p>-10000</text:p>
          </table:table-cell>
          <table:table-cell office:value-type="float" office:value="-5998" calcext:value-type="float">
            <text:p>-5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0000" calcext:value-type="float">
            <text:p>-1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-10000" calcext:value-type="float">
            <text:p>-10000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table:number-columns-repeated="12"/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office:value-type="float" office:value="1" calcext:value-type="float">
            <text:p>1</text:p>
          </table:table-cell>
          <table:table-cell office:value-type="float" office:value="-993" calcext:value-type="float">
            <text:p>-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0000" calcext:value-type="float">
            <text:p>-30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30000" calcext:value-type="float">
            <text:p>-30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BS</text:p>
          </table:table-cell>
          <table:table-cell table:number-columns-repeated="43"/>
        </table:table-row>
        <table:table-row table:style-name="ro1">
          <table:table-cell table:number-columns-repeated="8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0_Kbit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991" calcext:value-type="float">
            <text:p>-89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4999" calcext:value-type="float">
            <text:p>-4999</text:p>
          </table:table-cell>
          <table:table-cell office:value-type="float" office:value="-33992" calcext:value-type="float">
            <text:p>-33992</text:p>
          </table:table-cell>
          <table:table-cell office:value-type="float" office:value="-12970" calcext:value-type="float">
            <text:p>-129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100000" calcext:value-type="float">
            <text:p>-1000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-100000" calcext:value-type="float">
            <text:p>-100000</text:p>
          </table:table-cell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7"/>
          <table:table-cell office:value-type="string" calcext:value-type="string">
            <text:p>Pi</text:p>
          </table:table-cell>
          <table:table-cell table:number-columns-repeated="43"/>
        </table:table-row>
        <table:table-row table:style-name="ro1">
          <table:table-cell table:number-columns-repeated="8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5_Kbi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998" calcext:value-type="float">
            <text:p>-9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000" calcext:value-type="float">
            <text:p>-2000</text:p>
          </table:table-cell>
          <table:table-cell office:value-type="float" office:value="-2997" calcext:value-type="float">
            <text:p>-2997</text:p>
          </table:table-cell>
          <table:table-cell office:value-type="float" office:value="-2987" calcext:value-type="float">
            <text:p>-29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40000" calcext:value-type="float">
            <text:p>-4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40000" calcext:value-type="float">
            <text:p>-40000</text:p>
          </table:table-cell>
        </table:table-row>
        <table:table-row table:style-name="ro1" table:number-rows-repeated="3">
          <table:table-cell table:number-columns-repeated="51"/>
        </table:table-row>
        <table:table-row table:style-name="ro1">
          <table:table-cell table:number-columns-repeated="8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0_Kbi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5982" calcext:value-type="float">
            <text:p>-59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50000" calcext:value-type="float">
            <text:p>-5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42999" calcext:value-type="float">
            <text:p>-42999</text:p>
          </table:table-cell>
          <table:table-cell office:value-type="float" office:value="-43000" calcext:value-type="float">
            <text:p>-43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Из 10</text:p>
          </table:table-cell>
          <table:table-cell table:number-columns-repeated="43"/>
        </table:table-row>
        <table:table-row table:style-name="ro1">
          <table:table-cell table:number-columns-repeated="8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00_Kbi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5000" calcext:value-type="float">
            <text:p>-5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Из 100</text:p>
          </table:table-cell>
          <table:table-cell table:number-columns-repeated="43"/>
        </table:table-row>
        <table:table-row table:style-name="ro1">
          <table:table-cell table:number-columns-repeated="8"/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16up</text:p>
          </table:table-cell>
          <table:table-cell office:value-type="string" calcext:value-type="string">
            <text:p>BookStackTest_32dim_16up</text:p>
          </table:table-cell>
          <table:table-cell office:value-type="string" calcext:value-type="string">
            <text:p>BookStackTest_8dim_16up</text:p>
          </table:table-cell>
          <table:table-cell office:value-type="string" calcext:value-type="string">
            <text:p>BookStackTest_16dim_256up</text:p>
          </table:table-cell>
          <table:table-cell office:value-type="string" calcext:value-type="string">
            <text:p>BookStackTest_32dim_65536up</text:p>
          </table:table-cell>
          <table:table-cell office:value-type="string" calcext:value-type="string">
            <text:p>BookStackTest_8dim_128up</text:p>
          </table:table-cell>
          <table:table-cell office:value-type="string" calcext:value-type="string">
            <text:p>BookStackTest_16dim_32768up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lockFrequency_2</text:p>
          </table:table-cell>
          <table:table-cell office:value-type="string" calcext:value-type="string">
            <text:p>BlockFrequency_16</text:p>
          </table:table-cell>
          <table:table-cell office:value-type="string" calcext:value-type="string">
            <text:p>BlockFrequency_32</text:p>
          </table:table-cell>
          <table:table-cell office:value-type="string" calcext:value-type="string">
            <text:p>BlockFrequency_128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ngestRunOfOne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iscreteFourierTransform</text:p>
          </table:table-cell>
          <table:table-cell office:value-type="string" calcext:value-type="string">
            <text:p>NonOverlappingTemplateMatchings_3</text:p>
          </table:table-cell>
          <table:table-cell office:value-type="string" calcext:value-type="string">
            <text:p>NonOverlappingTemplateMatchings_5</text:p>
          </table:table-cell>
          <table:table-cell office:value-type="string" calcext:value-type="string">
            <text:p>NonOverlappingTemplateMatchings_7</text:p>
          </table:table-cell>
          <table:table-cell office:value-type="string" calcext:value-type="string">
            <text:p>OverlappingTemplateMatchings_2</text:p>
          </table:table-cell>
          <table:table-cell office:value-type="string" calcext:value-type="string">
            <text:p>OverlappingTemplateMatchings_6</text:p>
          </table:table-cell>
          <table:table-cell office:value-type="string" calcext:value-type="string">
            <text:p>OverlappingTemplateMatchings_12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LinearComplexity_8</text:p>
          </table:table-cell>
          <table:table-cell office:value-type="string" calcext:value-type="string">
            <text:p>LinearComplexity_10</text:p>
          </table:table-cell>
          <table:table-cell office:value-type="string" calcext:value-type="string">
            <text:p>LinearComplexity_24</text:p>
          </table:table-cell>
          <table:table-cell office:value-type="string" calcext:value-type="string">
            <text:p>Serial_2_1</text:p>
          </table:table-cell>
          <table:table-cell office:value-type="string" calcext:value-type="string">
            <text:p>Serial_2_2</text:p>
          </table:table-cell>
          <table:table-cell office:value-type="string" calcext:value-type="string">
            <text:p>Serial_3_1</text:p>
          </table:table-cell>
          <table:table-cell office:value-type="string" calcext:value-type="string">
            <text:p>Serial_3_2</text:p>
          </table:table-cell>
          <table:table-cell office:value-type="string" calcext:value-type="string">
            <text:p>Serial_5_1</text:p>
          </table:table-cell>
          <table:table-cell office:value-type="string" calcext:value-type="string">
            <text:p>Serial_5_2</text:p>
          </table:table-cell>
          <table:table-cell office:value-type="string" calcext:value-type="string">
            <text:p>Serial_11_1</text:p>
          </table:table-cell>
          <table:table-cell office:value-type="string" calcext:value-type="string">
            <text:p>Serial_11_2</text:p>
          </table:table-cell>
          <table:table-cell office:value-type="string" calcext:value-type="string">
            <text:p>ApproximateEntropy_1</text:p>
          </table:table-cell>
          <table:table-cell office:value-type="string" calcext:value-type="string">
            <text:p>ApproximateEntropy_2</text:p>
          </table:table-cell>
          <table:table-cell office:value-type="string" calcext:value-type="string">
            <text:p>ApproximateEntropy_4</text:p>
          </table:table-cell>
          <table:table-cell office:value-type="string" calcext:value-type="string">
            <text:p>ApproximateEntropy_8</text:p>
          </table:table-cell>
          <table:table-cell office:value-type="string" calcext:value-type="string">
            <text:p>CumulativeSums_1</text:p>
          </table:table-cell>
          <table:table-cell office:value-type="string" calcext:value-type="string">
            <text:p>CumulativeSums_2</text:p>
          </table:table-cell>
          <table:table-cell office:value-type="string" calcext:value-type="string">
            <text:p>RandomExcursions</text:p>
          </table:table-cell>
          <table:table-cell office:value-type="string" calcext:value-type="string">
            <text:p>RandomExcursionsVaria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00_Kbit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000" calcext:value-type="float">
            <text:p>-2000</text:p>
          </table:table-cell>
          <table:table-cell office:value-type="float" office:value="-992" calcext:value-type="float">
            <text:p>-992</text:p>
          </table:table-cell>
          <table:table-cell office:value-type="float" office:value="-4980" calcext:value-type="float">
            <text:p>-49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43993" calcext:value-type="float">
            <text:p>-43993</text:p>
          </table:table-cell>
          <table:table-cell office:value-type="float" office:value="-43998" calcext:value-type="float">
            <text:p>-43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3:03:22.727059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iel </meta:initial-creator>
    <meta:creation-date>2018-03-12T17:07:52.026962512</meta:creation-date>
    <dc:date>2018-03-13T13:08:17.009754914</dc:date>
    <dc:creator>castiel </dc:creator>
    <meta:editing-duration>PT6H57M36S</meta:editing-duration>
    <meta:editing-cycles>4</meta:editing-cycles>
    <meta:generator>LibreOffice/5.0.3.2$Linux_X86_64 LibreOffice_project/00m0$Build-2</meta:generator>
    <meta:document-statistic meta:table-count="1" meta:cell-count="772" meta:object-count="0"/>
  </office:meta>
</office:document-meta>
</file>